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font-name="Calibri Light"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font-name="Calibri Light" style:text-underline-style="none" fo:font-weight="normal" style:font-weight-asian="normal" style:font-weight-complex="normal"/>
    </style:style>
    <style:style style:name="T1" style:family="text">
      <style:text-properties style:font-name="Calibri Ligh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énario</text:p>
      <text:p text:style-name="P1"/>
      <text:p text:style-name="P2"><text:s/><text:span text:style-name="T1">Nous sommes en 1997. La crise économique et passée et le monde connait la paix. Maintenant sorties de la guerre froide, les nations profitent d'un essor commercial nouveau dominé par l'hyperpuissance américaine.</text:span></text:p>
      <text:p text:style-name="P3"/>
      <text:p text:style-name="P4">Jacques (exemple de nom) a 18 ans. Il est étudiant en lettres/économie/sciences en Terminale L/ES/S. Il éblouit les professeurs de son établisssement par ses capacités de réflexion hors du commun et tient du miracle tant sa beauté égale son génie. Cependant, Jacques ressent une profonde tristesse, dont sa situation familiale est à l'origine. Orphelin de père, il n'est accompagné que de sa mère et de son frère fugueur, parti à la recherche de l'inconnu il y a de cela 3 ans. Ennuyé par ses études et le mépris de ses camarades, Jacques décide de marcher dans les pas de son frère et quitte sa mère pour partir à l'aventure.</text:p>
      <text:p text:style-name="P4"/>
      <text:p text:style-name="P4">A l'aide du journal de bord laissé par son frère, Jacques est mené jusqu'à un souterrain mystérieux dans lequel il est pris en embuscade par un groupe de 3 guerriers (Paul S, Arno, Hyppolyte). Ceux-ci l'amènent en salle d'interrogatoire où Jacques est confronté à un homme cagoulé, qui s'avère être son frère Barthelemy. Dans la continuité de son journal abandonné, il dévoile ses plans à son frère. Sa soif d'aventure l'a poussé à partir à la recherche d'un objet qu'il ne mentionne pas pour le moment. Il propose à son frère de l'accompagner afin de récupérer une carte et une clé qui y mèneraient.</text:p>
      <text:p text:style-name="P4"/>
      <text:p text:style-name="P4">A l'issue du donjon, les deux frères arrivent dans la salle des objets convoités. A leur surprise, ils y rencontrent un homme inconnu qui s'empare des artéfacts. Dans une lutte pour les récupérer, Barthelemy meurt en protégant son petit frère. L'homme inconnu s'enfuit, blessé. De retour à la guilde, Jacques hérite des biens conservés de son frère. Parmi ceux-ci se trouve un journal de bord, détaillant pas à pas la vie de son frère pendant ses 3 ans d'absence. Jacques y découvrer la raison de la fugue de Barthelemy : le Yostex; un fiole capable d'offrir l'immortalité à quiconque boit son contenu.</text:p>
      <text:p text:style-name="P4"/>
      <text:p text:style-name="P4">Disposant maintenant de l'héritage spirituel de son frère et de précieux indices pour honorer sa mémoire, Jacques est guidé vers l'Hotel club de la ville de "insérer nom de ville". Il y découvrent des personnes aux caractères divers qui assurent la convivialité de l'endroit, mais une atmosphère tendue plane et se sent dans le comportement méfiant de certains adhérents. En sortant par l'allée arrière, Jacques découvre une cache de produits illicites, dans laquelle il remarque un traffic de drogue entre des clients et deux hommes (Absil, Timothée). </text:p>
      <text:p text:style-name="P4"/>
      <text:p text:style-name="P4">Après avoir neutralisé les deux hommes et demandé le silence de la cliente, Jacques soupçonne la présence d'une organisation dans l'Hotel club. Il demande à la barman (Marie) une entrevue avec le tenant de l'Hotel club (Julien). Lors de l'entrevue, Julien se présente comme le leader de la team Chaussecourte, cartel de drogue local à l'influence économique notable. Il décrit l'Hôtel club comme la facade du plus grand carrefour commercial de traffic illégal de la région. Son activité est camouflée par le maire local corrompu (Tanguy DL). Par ailleurs, il déplore la mort du frère de Jacques qu'il a apprise avec son réseau d'informateurs, suite à quoi Jacques s'enrage en engage le combat.</text:p>
      <text:p text:style-name="P4"/>
      <text:p text:style-name="P4">Après avoir battu Julien et défait la Team Chaussecourte, il apprend par l'intermédiaire d'une lettre prioritaire adressée à Julien sa relation avec T.V, qu'il prend pour un interlocuteur unique. (gardez l'abréviation, le but est de découvrir plus tard que c'est Team V erichon). Il comprend que la Team <text:soft-page-break/>Chaussecourte est subordonnée à bien plus grand. Ses activités économiques constituaient des entrées d'argent importantes vers T.V, qui disposait ainsi d'un réseau fiable d'informateurs.</text:p>
      <text:p text:style-name="P4"/>
      <text:p text:style-name="P4">Convaincu que T.V a un lien avec la mort de son frère, Jacques retourne à la guide afin de mandater une infiltration en groupe dans la Mairie locale, dans le but de questionner le maire sur la Team Chaussecourte et le mystérieux T.V. Une fois en présence du maire, Jacques le force à un interrogatoire, où il pose toutes les questions nécessaires à l'avancée du scénario. De quelle manière étiez vous affilié à la Team Chaussecourte : le maire camouflait leur opérations en offrant des mandants d'actions aux informations de la Team Chaussecourte. Qui est T.V : Il ne connait pas de T.V, mais sait que la Team Chaussecourte était une subordonnée économique à une organisation militaire secrète et puissante, la Team Verichon. Sous la menace, il dévoile la position de leur QG. </text:p>
      <text:p text:style-name="P4"/>
      <text:p text:style-name="P4">Cependant, la mairie est alors prise d'assaut par le second de la Team Verichon et par ses troupes (Léo Guillote, Victoria, Clara) dans le but de conserver secrètes les informations dévoilées. Jacques et les membres de la guilde se lancent dans un combat contre leurs assaillants.</text:p>
      <text:p text:style-name="P4"/>
      <text:p text:style-name="P4">Une f ois le combat gagné, Jacques prend la direction du QG de la T.V dans l'espoir d'y trouver des indices supplémentaires sur le Yostex. (Pour la position, quelque part en lien avec l'Eglise serait pas ma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4M17S</meta:editing-duration>
    <meta:editing-cycles>5</meta:editing-cycles>
    <meta:generator>OpenOffice/4.1.3$Win32 OpenOffice.org_project/413m1$Build-9783</meta:generator>
    <dc:date>2018-04-24T01:52:46.70</dc:date>
    <dc:creator>Yvann VINCENT</dc:creator>
    <meta:document-statistic meta:table-count="0" meta:image-count="0" meta:object-count="0" meta:page-count="2" meta:paragraph-count="11" meta:word-count="836" meta:character-count="5051"/>
    <meta:user-defined meta:name="Info 1"/>
    <meta:user-defined meta:name="Info 2"/>
    <meta:user-defined meta:name="Info 3"/>
    <meta:user-defined meta:name="Info 4"/>
  </office:meta>
</office:document-meta>
</file>